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6" style:family="table">
      <style:table-properties style:width="15.092cm" fo:margin-left="0.453cm" fo:margin-right="0.455cm" table:align="margins" style:writing-mode="lr-tb"/>
    </style:style>
    <style:style style:name="Tabla6.A" style:family="table-column">
      <style:table-column-properties style:column-width="3.944cm" style:rel-column-width="17130*"/>
    </style:style>
    <style:style style:name="Tabla6.B" style:family="table-column">
      <style:table-column-properties style:column-width="11.148cm" style:rel-column-width="48405*"/>
    </style:style>
    <style:style style:name="Tabla6.1" style:family="table-row">
      <style:table-row-properties style:min-row-height="0.711cm" style:keep-together="true" fo:keep-together="auto"/>
    </style:style>
    <style:style style:name="Tabla6.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02cm solid #c0c0c0" style:writing-mode="lr-tb">
        <style:background-image/>
      </style:table-cell-properties>
    </style:style>
    <style:style style:name="Tabla6.B1" style:family="table-cell">
      <style:table-cell-properties style:vertical-align="middle" fo:background-color="#e6e6e6" style:border-line-width-right="0.002cm 0.035cm 0.002cm" style:border-line-width-top="0.002cm 0.035cm 0.002cm" fo:padding-left="0.191cm" fo:padding-right="0.191cm" fo:padding-top="0cm" fo:padding-bottom="0cm" fo:border-left="0.002cm solid #c0c0c0" fo:border-right="0.039cm double #c0c0c0" fo:border-top="0.039cm double #c0c0c0" fo:border-bottom="0.002cm solid #c0c0c0" style:writing-mode="lr-tb">
        <style:background-image/>
      </style:table-cell-properties>
    </style:style>
    <style:style style:name="Tabla6.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02cm solid #c0c0c0" style:writing-mode="lr-tb">
        <style:background-image/>
      </style:table-cell-properties>
    </style:style>
    <style:style style:name="Tabla6.B2" style:family="table-cell">
      <style:table-cell-properties style:vertical-align="middle" fo:background-color="transparent" style:border-line-width-right="0.002cm 0.035cm 0.002cm" fo:padding-left="0.191cm" fo:padding-right="0.191cm" fo:padding-top="0cm" fo:padding-bottom="0cm" fo:border-left="0.002cm solid #c0c0c0" fo:border-right="0.039cm double #c0c0c0" fo:border-top="none" fo:border-bottom="0.002cm solid #c0c0c0" style:writing-mode="lr-tb">
        <style:background-image/>
      </style:table-cell-properties>
    </style:style>
    <style:style style:name="Tabla6.A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6.B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02cm solid #c0c0c0" fo:border-right="0.039cm double #c0c0c0" fo:border-top="none" fo:border-bottom="0.039cm double #c0c0c0" style:writing-mode="lr-tb">
        <style:background-image/>
      </style:table-cell-properties>
    </style:style>
    <style:style style:name="Tabla7" style:family="table">
      <style:table-properties style:width="15.092cm" fo:margin-left="0.453cm" fo:margin-right="0.455cm" table:align="margins" style:writing-mode="lr-tb"/>
    </style:style>
    <style:style style:name="Tabla7.A" style:family="table-column">
      <style:table-column-properties style:column-width="3.944cm" style:rel-column-width="17130*"/>
    </style:style>
    <style:style style:name="Tabla7.B" style:family="table-column">
      <style:table-column-properties style:column-width="11.148cm" style:rel-column-width="48405*"/>
    </style:style>
    <style:style style:name="Tabla7.1" style:family="table-row">
      <style:table-row-properties style:min-row-height="0.711cm" style:keep-together="true" fo:keep-together="auto"/>
    </style:style>
    <style:style style:name="Tabla7.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02cm solid #c0c0c0" style:writing-mode="lr-tb">
        <style:background-image/>
      </style:table-cell-properties>
    </style:style>
    <style:style style:name="Tabla7.B1" style:family="table-cell">
      <style:table-cell-properties style:vertical-align="middle" fo:background-color="#e6e6e6" style:border-line-width-right="0.002cm 0.035cm 0.002cm" style:border-line-width-top="0.002cm 0.035cm 0.002cm" fo:padding-left="0.191cm" fo:padding-right="0.191cm" fo:padding-top="0cm" fo:padding-bottom="0cm" fo:border-left="0.002cm solid #c0c0c0" fo:border-right="0.039cm double #c0c0c0" fo:border-top="0.039cm double #c0c0c0" fo:border-bottom="0.002cm solid #c0c0c0" style:writing-mode="lr-tb">
        <style:background-image/>
      </style:table-cell-properties>
    </style:style>
    <style:style style:name="Tabla7.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02cm solid #c0c0c0" style:writing-mode="lr-tb">
        <style:background-image/>
      </style:table-cell-properties>
    </style:style>
    <style:style style:name="Tabla7.B2" style:family="table-cell">
      <style:table-cell-properties style:vertical-align="middle" fo:background-color="transparent" style:border-line-width-right="0.002cm 0.035cm 0.002cm" fo:padding-left="0.191cm" fo:padding-right="0.191cm" fo:padding-top="0cm" fo:padding-bottom="0cm" fo:border-left="0.002cm solid #c0c0c0" fo:border-right="0.039cm double #c0c0c0" fo:border-top="none" fo:border-bottom="0.002cm solid #c0c0c0" style:writing-mode="lr-tb">
        <style:background-image/>
      </style:table-cell-properties>
    </style:style>
    <style:style style:name="Tabla7.A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7.B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02cm solid #c0c0c0" fo:border-right="0.039cm double #c0c0c0" fo:border-top="none" fo:border-bottom="0.039cm double #c0c0c0" style:writing-mode="lr-tb">
        <style:background-image/>
      </style:table-cell-properties>
    </style:style>
    <style:style style:name="Tabla10" style:family="table">
      <style:table-properties style:width="15.09cm" fo:margin-left="0.453cm" fo:margin-right="0.457cm" table:align="margins" style:writing-mode="lr-tb"/>
    </style:style>
    <style:style style:name="Tabla10.A" style:family="table-column">
      <style:table-column-properties style:column-width="7.544cm" style:rel-column-width="32767*"/>
    </style:style>
    <style:style style:name="Tabla10.B" style:family="table-column">
      <style:table-column-properties style:column-width="7.546cm" style:rel-column-width="32768*"/>
    </style:style>
    <style:style style:name="Tabla10.1" style:family="table-row">
      <style:table-row-properties style:min-row-height="0.711cm" style:keep-together="true" fo:keep-together="auto"/>
    </style:style>
    <style:style style:name="Tabla10.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02cm solid #c0c0c0" style:writing-mode="lr-tb">
        <style:background-image/>
      </style:table-cell-properties>
    </style:style>
    <style:style style:name="Tabla10.B1" style:family="table-cell">
      <style:table-cell-properties style:vertical-align="middle" fo:background-color="#e6e6e6" style:border-line-width-right="0.002cm 0.035cm 0.002cm" style:border-line-width-top="0.002cm 0.035cm 0.002cm" fo:padding-left="0.191cm" fo:padding-right="0.191cm" fo:padding-top="0cm" fo:padding-bottom="0cm" fo:border-left="0.002cm solid #c0c0c0" fo:border-right="0.039cm double #c0c0c0" fo:border-top="0.039cm double #c0c0c0" fo:border-bottom="0.002cm solid #c0c0c0" style:writing-mode="lr-tb">
        <style:background-image/>
      </style:table-cell-properties>
    </style:style>
    <style:style style:name="Tabla10.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02cm solid #c0c0c0" style:writing-mode="lr-tb">
        <style:background-image/>
      </style:table-cell-properties>
    </style:style>
    <style:style style:name="Tabla10.B2" style:family="table-cell">
      <style:table-cell-properties style:vertical-align="middle" fo:background-color="transparent" style:border-line-width-right="0.002cm 0.035cm 0.002cm" fo:padding-left="0.191cm" fo:padding-right="0.191cm" fo:padding-top="0cm" fo:padding-bottom="0cm" fo:border-left="0.002cm solid #c0c0c0" fo:border-right="0.039cm double #c0c0c0" fo:border-top="none" fo:border-bottom="0.002cm solid #c0c0c0" style:writing-mode="lr-tb">
        <style:background-image/>
      </style:table-cell-properties>
    </style:style>
    <style:style style:name="Tabla10.A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0.B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02cm solid #c0c0c0" fo:border-right="0.039cm double #c0c0c0" fo:border-top="none" fo:border-bottom="0.039cm double #c0c0c0" style:writing-mode="lr-tb">
        <style:background-image/>
      </style:table-cell-properties>
    </style:style>
    <style:style style:name="Tabla12" style:family="table">
      <style:table-properties style:width="15.071cm" table:align="center" style:writing-mode="lr-tb"/>
    </style:style>
    <style:style style:name="Tabla12.A" style:family="table-column">
      <style:table-column-properties style:column-width="3.635cm"/>
    </style:style>
    <style:style style:name="Tabla12.B" style:family="table-column">
      <style:table-column-properties style:column-width="3.812cm"/>
    </style:style>
    <style:style style:name="Tabla12.1" style:family="table-row">
      <style:table-row-properties style:keep-together="false" fo:keep-together="always"/>
    </style:style>
    <style:style style:name="Tabla12.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12.B1.1" style:family="table-column">
      <style:table-column-properties style:column-width="3.798cm"/>
    </style:style>
    <style:style style:name="Tabla12.B1.2" style:family="table-column">
      <style:table-column-properties style:column-width="7.638cm"/>
    </style:style>
    <style:style style:name="Tabla12.B1.1" style:family="table-row">
      <style:table-row-properties style:min-row-height="0.42cm" style:keep-together="false" fo:keep-together="always"/>
    </style:style>
    <style:style style:name="Tabla12.B1.1.1"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12.B1.2.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12.B1.1.2" style:family="table-cell">
      <style:table-cell-properties style:vertical-align="top"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2.B1.2.2" style:family="table-cell">
      <style:table-cell-properties style:vertical-align="top"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2.A2" style:family="table-cell">
      <style:table-cell-properties style:vertical-align="top"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2.C2" style:family="table-cell">
      <style:table-cell-properties style:vertical-align="top"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2.A5" style:family="table-cell">
      <style:table-cell-properties style:vertical-align="top" fo:background-color="#e6e6e6"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2.B5" style:family="table-cell">
      <style:table-cell-properties style:vertical-align="top"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9" style:family="table">
      <style:table-properties style:width="15.956cm" fo:margin-left="-0.004cm" fo:margin-right="0.048cm" table:align="margins" fo:keep-with-next="always" style:writing-mode="lr-tb"/>
    </style:style>
    <style:style style:name="Tabla9.A" style:family="table-column">
      <style:table-column-properties style:column-width="5.184cm" style:rel-column-width="2939*"/>
    </style:style>
    <style:style style:name="Tabla9.B" style:family="table-column">
      <style:table-column-properties style:column-width="10.772cm" style:rel-column-width="6107*"/>
    </style:style>
    <style:style style:name="Tabla9.1" style:family="table-row">
      <style:table-row-properties style:min-row-height="0.711cm" style:keep-together="true" fo:keep-together="auto"/>
    </style:style>
    <style:style style:name="Tabla9.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9.B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9.A2" style:family="table-cell">
      <style:table-cell-properties style:vertical-align="top"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9.B2" style:family="table-cell">
      <style:table-cell-properties style:vertical-align="top"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9.A5" style:family="table-cell">
      <style:table-cell-properties style:vertical-align="top"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9.B5"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Tabla11" style:family="table">
      <style:table-properties style:width="15.965cm" fo:margin-left="0.026cm" fo:margin-right="0.009cm" table:align="margins" style:writing-mode="lr-tb"/>
    </style:style>
    <style:style style:name="Tabla11.A" style:family="table-column">
      <style:table-column-properties style:column-width="5.516cm" style:rel-column-width="3127*"/>
    </style:style>
    <style:style style:name="Tabla11.B" style:family="table-column">
      <style:table-column-properties style:column-width="10.449cm" style:rel-column-width="5924*"/>
    </style:style>
    <style:style style:name="Tabla11.1" style:family="table-row">
      <style:table-row-properties style:min-row-height="0.9cm" style:keep-together="true" fo:keep-together="auto"/>
    </style:style>
    <style:style style:name="Tabla11.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11.B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11.A2" style:family="table-cell">
      <style:table-cell-properties style:vertical-align="top"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11.B2" style:family="table-cell">
      <style:table-cell-properties style:vertical-align="top"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11.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11.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Standard">
      <style:paragraph-properties fo:margin-left="0cm" fo:margin-right="0cm" fo:text-align="justify" style:justify-single-word="false" fo:text-indent="0cm" style:auto-text-indent="false"/>
    </style:style>
    <style:style style:name="P3" style:family="paragraph" style:parent-style-name="Standard">
      <style:paragraph-properties fo:margin-left="0cm" fo:margin-right="0cm" fo:text-indent="0cm" style:auto-text-indent="false"/>
      <style:text-properties style:font-name-complex="Arial"/>
    </style:style>
    <style:style style:name="P4"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7"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8" style:family="paragraph" style:parent-style-name="Text_20_body">
      <style:paragraph-properties fo:padding="0cm" fo:border="none"/>
    </style:style>
    <style:style style:name="P9" style:family="paragraph" style:parent-style-name="Subtitle">
      <style:paragraph-properties fo:padding="0cm" fo:border="none"/>
    </style:style>
    <style:style style:name="P10" style:family="paragraph" style:parent-style-name="Title" style:master-page-name="">
      <style:paragraph-properties style:page-number="auto" fo:padding="0cm" fo:border="none"/>
    </style:style>
    <style:style style:name="P11"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snap-to-layout-grid="false"/>
    </style:style>
    <style:style style:name="P15" style:family="paragraph" style:parent-style-name="Standard">
      <style:text-properties fo:language="zxx" fo:country="none" style:language-asian="zxx" style:country-asian="none"/>
    </style:style>
    <style:style style:name="P16" style:family="paragraph" style:parent-style-name="Standard">
      <style:paragraph-properties fo:text-align="justify" style:justify-single-word="false"/>
      <style:text-properties fo:language="zxx" fo:country="none" style:language-asian="zxx" style:country-asian="none"/>
    </style:style>
    <style:style style:name="P17" style:family="paragraph" style:parent-style-name="Standard">
      <style:paragraph-properties fo:text-align="center" style:justify-single-word="false" style:snap-to-layout-grid="false"/>
    </style:style>
    <style:style style:name="P18" style:family="paragraph" style:parent-style-name="Standard">
      <style:text-properties fo:language="es" fo:country="ES"/>
    </style:style>
    <style:style style:name="P19" style:family="paragraph" style:parent-style-name="Standard">
      <style:paragraph-properties fo:text-align="justify" style:justify-single-word="false"/>
      <style:text-properties fo:language="es" fo:country="ES"/>
    </style:style>
    <style:style style:name="P20" style:family="paragraph" style:parent-style-name="Standard">
      <style:paragraph-properties style:snap-to-layout-grid="false"/>
      <style:text-properties fo:font-weight="bold" style:font-weight-asian="bold" style:font-weight-complex="bold"/>
    </style:style>
    <style:style style:name="P21" style:family="paragraph" style:parent-style-name="Standard">
      <style:paragraph-properties style:snap-to-layout-grid="false"/>
    </style:style>
    <style:style style:name="P22" style:family="paragraph" style:parent-style-name="Standard">
      <style:paragraph-properties style:snap-to-layout-grid="false"/>
      <style:text-properties style:font-name-complex="Arial"/>
    </style:style>
    <style:style style:name="P23" style:family="paragraph" style:parent-style-name="Standard">
      <style:paragraph-properties fo:text-align="center" style:justify-single-word="false" style:snap-to-layout-grid="false"/>
      <style:text-properties style:font-name-complex="Arial"/>
    </style:style>
    <style:style style:name="P24" style:family="paragraph" style:parent-style-name="Hoja_20_de_20_Control">
      <style:paragraph-properties fo:text-align="center" style:justify-single-word="false"/>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fo:font-weight="normal" style:font-weight-asian="normal" style:font-weight-complex="normal"/>
    </style:style>
    <style:style style:name="P30" style:family="paragraph" style:parent-style-name="Text_20_body">
      <style:paragraph-properties fo:text-align="justify" style:justify-single-word="false"/>
      <style:text-properties fo:color="#000000"/>
    </style:style>
    <style:style style:name="P31" style:family="paragraph" style:parent-style-name="Text_20_body">
      <style:paragraph-properties fo:text-align="justify" style:justify-single-word="false"/>
    </style:style>
    <style:style style:name="P32" style:family="paragraph" style:parent-style-name="Text_20_body">
      <style:paragraph-properties fo:break-before="page"/>
    </style:style>
    <style:style style:name="P33"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34" style:family="paragraph" style:parent-style-name="Contents_20_1">
      <style:paragraph-properties>
        <style:tab-stops>
          <style:tab-stop style:position="15.9cm" style:type="right" style:leader-style="dotted" style:leader-text="."/>
        </style:tab-stops>
      </style:paragraph-properties>
    </style:style>
    <style:style style:name="P35" style:family="paragraph" style:parent-style-name="Nota_20_al_20_pié">
      <style:paragraph-properties fo:text-align="start" style:justify-single-word="false"/>
    </style:style>
    <style:style style:name="P36" style:family="paragraph" style:parent-style-name="Standard">
      <style:paragraph-properties fo:margin-top="0.106cm" fo:margin-bottom="0.106cm" fo:text-align="center" style:justify-single-word="false" style:snap-to-layout-grid="false"/>
      <style:text-properties fo:font-weight="bold" style:font-weight-asian="bold"/>
    </style:style>
    <style:style style:name="P37" style:family="paragraph" style:parent-style-name="Standard">
      <style:paragraph-properties fo:margin-top="0cm" fo:margin-bottom="0cm" fo:text-align="center" style:justify-single-word="false" style:snap-to-layout-grid="false"/>
      <style:text-properties fo:font-weight="bold" style:font-weight-asian="bold" style:font-weight-complex="bold"/>
    </style:style>
    <style:style style:name="P38" style:family="paragraph" style:parent-style-name="Standard">
      <style:paragraph-properties fo:margin-top="0cm" fo:margin-bottom="0cm" fo:text-align="center" style:justify-single-word="false" style:snap-to-layout-grid="false"/>
      <style:text-properties fo:font-weight="bold" style:font-weight-asian="bold" style:font-name-complex="Arial"/>
    </style:style>
    <style:style style:name="P39" style:family="paragraph" style:parent-style-name="Standard">
      <style:paragraph-properties fo:margin-top="0cm" fo:margin-bottom="0cm" fo:text-align="center" style:justify-single-word="false" fo:background-color="#e6e6e6" style:snap-to-layout-grid="false">
        <style:background-image/>
      </style:paragraph-properties>
      <style:text-properties fo:font-weight="bold" style:font-weight-asian="bold" style:font-weight-complex="bold"/>
    </style:style>
    <style:style style:name="P40" style:family="paragraph" style:parent-style-name="Standard">
      <style:paragraph-properties fo:background-color="#e6e6e6" style:snap-to-layout-grid="false">
        <style:background-image/>
      </style:paragraph-properties>
      <style:text-properties fo:font-weight="bold" style:font-weight-asian="bold" style:font-weight-complex="bold"/>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Contents_20_2">
      <style:paragraph-properties>
        <style:tab-stops>
          <style:tab-stop style:position="15.501cm" style:type="right" style:leader-style="dotted" style:leader-text="."/>
        </style:tab-stops>
      </style:paragraph-properties>
    </style:style>
    <style:style style:name="P43" style:family="paragraph" style:parent-style-name="Text_20_body">
      <style:paragraph-properties fo:text-align="justify" style:justify-single-word="false" fo:background-color="#ffffff">
        <style:background-image/>
      </style:paragraph-properties>
      <style:text-properties fo:color="#000000"/>
    </style:style>
    <style:style style:name="P44" style:family="paragraph" style:parent-style-name="Heading_20_2">
      <style:paragraph-properties fo:text-align="justify" style:justify-single-word="false"/>
    </style:style>
    <style:style style:name="P45" style:family="paragraph" style:parent-style-name="Heading" style:master-page-name="Standard">
      <style:paragraph-properties style:page-number="auto"/>
    </style:style>
    <style:style style:name="P46" style:family="paragraph" style:parent-style-name="Standard" style:master-page-name="Portada">
      <style:paragraph-properties style:page-number="auto"/>
    </style:style>
    <style:style style:name="P47" style:family="paragraph" style:parent-style-name="Standard">
      <style:paragraph-properties style:snap-to-layout-grid="false"/>
      <style:text-properties style:font-name-complex="Arial"/>
    </style:style>
    <style:style style:name="P48" style:family="paragraph" style:parent-style-name="Standard">
      <style:paragraph-properties fo:margin-top="0cm" fo:margin-bottom="0cm" fo:text-align="center" style:justify-single-word="false" style:snap-to-layout-grid="false"/>
      <style:text-properties fo:font-weight="bold" style:font-weight-asian="bold" style:font-name-complex="Arial"/>
    </style:style>
    <style:style style:name="P49" style:family="paragraph" style:parent-style-name="Text_20_body" style:list-style-name="L1"/>
    <style:style style:name="P50" style:family="paragraph" style:parent-style-name="Text_20_body" style:list-style-name="L3">
      <style:paragraph-properties fo:text-align="justify" style:justify-single-word="false"/>
    </style:style>
    <style:style style:name="P51" style:family="paragraph" style:parent-style-name="Text_20_body" style:list-style-name="L4"/>
    <style:style style:name="P52" style:family="paragraph" style:parent-style-name="Text_20_body" style:list-style-name="L2">
      <style:paragraph-properties fo:text-align="justify" style:justify-single-word="false" fo:background-color="#ffffff">
        <style:background-image/>
      </style:paragraph-properties>
      <style:text-properties fo:color="#000000"/>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font-name-complex="Arial"/>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63cm" fo:padding-right="0.263cm" fo:padding-top="0.136cm" fo:padding-bottom="0.136cm" fo:border="0.018cm solid #c0c0c0">
        <style:background-image/>
      </style:graphic-properties>
    </style:style>
    <style:style style:name="fr2" style:family="graphic" style:parent-style-name="Frame">
      <style:graphic-properties fo:margin-left="0cm" fo:margin-right="0.318cm" style:wrap="dynamic" style:number-wrapped-paragraphs="no-limit" style:vertical-pos="from-top" style:horizontal-pos="from-left" style:horizontal-rel="paragraph" fo:background-color="#ffffff" style:background-transparency="100%" fo:padding-left="0.247cm" fo:padding-right="0.247cm" fo:padding-top="0.141cm" fo:padding-bottom="0.141cm" fo:border="0.018cm solid #cccccc" style:writing-mode="lr-tb" draw:wrap-influence-on-position="once-successive">
        <style:background-image/>
      </style:graphic-properties>
    </style:style>
    <style:style style:name="fr3" style:family="graphic" style:parent-style-name="Frame">
      <style:graphic-properties fo:margin-left="0cm" fo:margin-right="0.318cm" style:wrap="dynamic" style:number-wrapped-paragraphs="no-limit" style:vertical-pos="from-top" style:horizontal-pos="from-left" style:horizontal-rel="paragraph" fo:background-color="#ffffff" style:background-transparency="0%" fo:padding-left="0.247cm" fo:padding-right="0.247cm" fo:padding-top="0.141cm" fo:padding-bottom="0.141cm" fo:border="0.018cm solid #cccccc" style:writing-mode="lr-tb" draw:wrap-influence-on-position="once-successive">
        <style:background-image/>
      </style:graphic-properties>
    </style:style>
    <style:style style:name="fr4" style:family="graphic" style:parent-style-name="Frame">
      <style:graphic-properties fo:margin-left="0cm" fo:margin-right="0.319cm" style:wrap="dynamic" style:number-wrapped-paragraphs="no-limit" style:vertical-pos="from-top" style:vertical-rel="paragraph" style:horizontal-pos="from-left" style:horizontal-rel="paragraph" fo:background-color="#ffffff" style:background-transparency="0%" fo:padding-left="0.247cm" fo:padding-right="0.247cm" fo:padding-top="0.141cm" fo:padding-bottom="0.141cm" fo:border="0.018cm solid #cccccc" style:writing-mode="lr-tb" draw:wrap-influence-on-position="once-successive">
        <style:background-image/>
      </style:graphic-properties>
    </style:style>
    <style:style style:name="fr5" style:family="graphic" style:parent-style-name="Frame">
      <style:graphic-properties fo:margin-left="0cm" fo:margin-right="0.319cm" style:wrap="dynamic" style:number-wrapped-paragraphs="no-limit" style:vertical-pos="from-top" style:vertical-rel="paragraph" style:horizontal-pos="center" style:horizontal-rel="paragraph" fo:background-color="#ffffff" style:background-transparency="0%" fo:padding-left="0.247cm" fo:padding-right="0.247cm" fo:padding-top="0.141cm" fo:padding-bottom="0.141cm" fo:border="0.018cm solid #cccccc" style:writing-mode="lr-tb" draw:wrap-influence-on-position="once-successive">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6"/>
      <text:p text:style-name="Standard"/>
      <text:p text:style-name="Standard"/>
      <text:p text:style-name="Standard"/>
      <text:p text:style-name="Standard"/>
      <text:p text:style-name="Standard"/>
      <text:p text:style-name="Standard"/>
      <text:p text:style-name="Standard"><draw:frame draw:style-name="fr6"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ubject>&lt;Nombre Proyecto&gt;</text:subject></text:p>
      <text:p text:style-name="P10"><text:title>Plan de Formación</text:title></text:p>
      <text:p text:style-name="P9"/>
      <text:p text:style-name="P8"/>
      <text:p text:style-name="P8"/>
      <text:p text:style-name="P8"/>
      <text:p text:style-name="P8"/>
      <text:p text:style-name="Nota_20_al_20_pié">Versión: <text:keywords>0100</text:keywords></text:p>
      <text:p text:style-name="Nota_20_al_20_pié">Fecha: DD/MM/AAAA</text:p>
      <text:p text:style-name="Nota_20_al_20_pié"/>
      <text:p text:style-name="Nota_20_al_20_pié"/>
      <text:p text:style-name="P35"/>
      <table:table table:name="Tabla5" table:style-name="Tabla5">
        <table:table-column table:style-name="Tabla5.A"/>
        <table:table-row>
          <table:table-cell table:style-name="Tabla5.A1" office:value-type="string">
            <text:p text:style-name="P30">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45"/>
      <text:p text:style-name="P24">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5">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25">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25">Entregable</text:p>
          </table:table-cell>
          <table:table-cell table:style-name="Tabla1.B2" table:number-columns-spanned="3" office:value-type="string">
            <text:p text:style-name="Table_20_Contents"><text:title>Plan de Formación</text:title></text:p>
          </table:table-cell>
          <table:covered-table-cell/>
          <table:covered-table-cell/>
        </table:table-row>
        <table:table-row>
          <table:table-cell table:style-name="Tabla1.A2" office:value-type="string">
            <text:p text:style-name="P25">Autor</text:p>
          </table:table-cell>
          <table:table-cell table:style-name="Tabla1.B2" table:number-columns-spanned="3" office:value-type="string">
            <text:p text:style-name="P28"><text:user-defined text:name="Autor">&lt;Nombre de la Empresa&gt;</text:user-defined></text:p>
          </table:table-cell>
          <table:covered-table-cell/>
          <table:covered-table-cell/>
        </table:table-row>
        <table:table-row>
          <table:table-cell table:style-name="Tabla1.A2" office:value-type="string">
            <text:p text:style-name="P25">Versión/Edición</text:p>
          </table:table-cell>
          <table:table-cell table:style-name="Tabla1.B5" office:value-type="string">
            <text:p text:style-name="Table_20_Contents"><text:keywords>0100</text:keywords></text:p>
          </table:table-cell>
          <table:table-cell table:style-name="Tabla1.A2" office:value-type="string">
            <text:p text:style-name="P25">Fecha Versión</text:p>
          </table:table-cell>
          <table:table-cell table:style-name="Tabla1.B2" office:value-type="string">
            <text:p text:style-name="P27">DD/MM/AAAA</text:p>
          </table:table-cell>
        </table:table-row>
        <table:table-row>
          <table:table-cell table:style-name="Tabla1.A2" office:value-type="string">
            <text:p text:style-name="P25">Aprobado por</text:p>
          </table:table-cell>
          <table:table-cell table:style-name="Tabla1.B5" office:value-type="string">
            <text:p text:style-name="Table_20_Contents"/>
          </table:table-cell>
          <table:table-cell table:style-name="Tabla1.A2" office:value-type="string">
            <text:p text:style-name="P25">Fecha Aprobación</text:p>
          </table:table-cell>
          <table:table-cell table:style-name="Tabla1.B2" office:value-type="string">
            <text:p text:style-name="P27">DD/MM/AAAA</text:p>
          </table:table-cell>
        </table:table-row>
        <table:table-row>
          <table:table-cell table:style-name="Tabla1.B5" office:value-type="string">
            <text:p text:style-name="P25"/>
          </table:table-cell>
          <table:table-cell table:style-name="Tabla1.B5" office:value-type="string">
            <text:p text:style-name="Table_20_Contents"/>
          </table:table-cell>
          <table:table-cell table:style-name="Tabla1.A2" office:value-type="string">
            <text:p text:style-name="P25">Nº Total de Páginas</text:p>
          </table:table-cell>
          <table:table-cell table:style-name="Tabla1.B2" office:value-type="string">
            <text:p text:style-name="P27"><text:page-count>13</text:page-count></text:p>
          </table:table-cell>
        </table:table-row>
      </table:table>
      <text:p text:style-name="Standard"/>
      <text:p text:style-name="P12"/>
      <text:p text:style-name="P12">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6">Versión</text:p>
          </table:table-cell>
          <table:table-cell table:style-name="Tabla3.A1" office:value-type="string">
            <text:p text:style-name="P26">Causa del Cambio</text:p>
          </table:table-cell>
          <table:table-cell table:style-name="Tabla3.A1" office:value-type="string">
            <text:p text:style-name="P26">Responsable del Cambio</text:p>
          </table:table-cell>
          <table:table-cell table:style-name="Tabla3.D1" office:value-type="string">
            <text:p text:style-name="P26">Fecha del Cambio</text:p>
          </table:table-cell>
        </table:table-row>
        <table:table-row>
          <table:table-cell table:style-name="Tabla3.A2" office:value-type="float" office:value="100">
            <text:p text:style-name="P27">0100</text:p>
          </table:table-cell>
          <table:table-cell table:style-name="Tabla3.B2" office:value-type="string">
            <text:p text:style-name="P27">Versión inicial</text:p>
          </table:table-cell>
          <table:table-cell table:style-name="Tabla3.B2" office:value-type="string">
            <text:p text:style-name="P29">&lt;Nombre Apellido1 Apellido2&gt;</text:p>
          </table:table-cell>
          <table:table-cell table:style-name="Tabla3.D2" office:value-type="string">
            <text:p text:style-name="P27">DD/MM/AAAA</text:p>
          </table:table-cell>
        </table:table-row>
        <table:table-row>
          <table:table-cell table:style-name="Tabla3.B2" office:value-type="string">
            <text:p text:style-name="P27"/>
          </table:table-cell>
          <table:table-cell table:style-name="Tabla3.B2" office:value-type="string">
            <text:p text:style-name="P27"/>
          </table:table-cell>
          <table:table-cell table:style-name="Tabla3.B2" office:value-type="string">
            <text:p text:style-name="P27"/>
          </table:table-cell>
          <table:table-cell table:style-name="Tabla3.D2" office:value-type="string">
            <text:p text:style-name="P27"/>
          </table:table-cell>
        </table:table-row>
        <table:table-row>
          <table:table-cell table:style-name="Tabla3.B2" office:value-type="string">
            <text:p text:style-name="P27"/>
          </table:table-cell>
          <table:table-cell table:style-name="Tabla3.B2" office:value-type="string">
            <text:p text:style-name="P27"/>
          </table:table-cell>
          <table:table-cell table:style-name="Tabla3.B2" office:value-type="string">
            <text:p text:style-name="P27"/>
          </table:table-cell>
          <table:table-cell table:style-name="Tabla3.D2" office:value-type="string">
            <text:p text:style-name="P27"/>
          </table:table-cell>
        </table:table-row>
      </table:table>
      <text:p text:style-name="Standard"/>
      <text:p text:style-name="P12"/>
      <text:p text:style-name="P12">CONTROL DE DISTRIBUCIÓN</text:p>
      <text:p text:style-name="Standard"/>
      <table:table table:name="Tabla4" table:style-name="Tabla4">
        <table:table-column table:style-name="Tabla4.A"/>
        <table:table-row>
          <table:table-cell table:style-name="Tabla4.A1" office:value-type="string">
            <text:p text:style-name="P25">Nombre y Apellidos</text:p>
          </table:table-cell>
        </table:table-row>
        <table:table-row>
          <table:table-cell table:style-name="Tabla4.A2" office:value-type="string">
            <text:p text:style-name="P28">&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3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4"><text:a xlink:type="simple" xlink:href="#__RefHeading__4067_798497970" text:style-name="Internet_20_link" text:visited-style-name="Internet_20_link">1 INTRODUCCIÓN<text:tab/>4</text:a></text:p>
          <text:p text:style-name="P42"><text:a xlink:type="simple" xlink:href="#__RefHeading__4069_798497970" text:style-name="Internet_20_link" text:visited-style-name="Internet_20_link">1.1 Objeto<text:tab/>4</text:a></text:p>
          <text:p text:style-name="P42"><text:a xlink:type="simple" xlink:href="#__RefHeading__4071_798497970" text:style-name="Internet_20_link" text:visited-style-name="Internet_20_link">1.2 Alcance<text:tab/>4</text:a></text:p>
          <text:p text:style-name="P34"><text:a xlink:type="simple" xlink:href="#__RefHeading__4073_798497970" text:style-name="Internet_20_link" text:visited-style-name="Internet_20_link">2 PERFILES O COLECTIVOS AFECTADOS<text:tab/>5</text:a></text:p>
          <text:p text:style-name="P34"><text:a xlink:type="simple" xlink:href="#__RefHeading__4075_798497970" text:style-name="Internet_20_link" text:visited-style-name="Internet_20_link">3 NECESIDADES DE FORMACIÓN Y METODOLOGÍA<text:tab/>6</text:a></text:p>
          <text:p text:style-name="P34"><text:a xlink:type="simple" xlink:href="#__RefHeading__4077_798497970" text:style-name="Internet_20_link" text:visited-style-name="Internet_20_link">4 PLAN DE TRABAJO<text:tab/>7</text:a></text:p>
          <text:p text:style-name="P42"><text:a xlink:type="simple" xlink:href="#__RefHeading__4079_798497970" text:style-name="Internet_20_link" text:visited-style-name="Internet_20_link">4.1 Recursos humanos<text:tab/>7</text:a></text:p>
          <text:p text:style-name="P42"><text:a xlink:type="simple" xlink:href="#__RefHeading__4081_798497970" text:style-name="Internet_20_link" text:visited-style-name="Internet_20_link">4.2 Recursos materiales<text:tab/>7</text:a></text:p>
          <text:p text:style-name="P42"><text:a xlink:type="simple" xlink:href="#__RefHeading__4083_798497970" text:style-name="Internet_20_link" text:visited-style-name="Internet_20_link">4.3 Unidades Didácticas<text:tab/>7</text:a></text:p>
          <text:p text:style-name="P41"><text:a xlink:type="simple" xlink:href="#__RefHeading__4085_798497970" text:style-name="Internet_20_link" text:visited-style-name="Internet_20_link">4.3.1 &lt;Unidad 1&gt;<text:tab/>7</text:a></text:p>
          <text:p text:style-name="P41"><text:a xlink:type="simple" xlink:href="#__RefHeading__4087_798497970" text:style-name="Internet_20_link" text:visited-style-name="Internet_20_link">4.3.2 Matriz didáctica<text:tab/>8</text:a></text:p>
          <text:p text:style-name="P42"><text:a xlink:type="simple" xlink:href="#__RefHeading__4089_798497970" text:style-name="Internet_20_link" text:visited-style-name="Internet_20_link">4.4 Catálogo de cursos<text:tab/>8</text:a></text:p>
          <text:p text:style-name="P42"><text:a xlink:type="simple" xlink:href="#__RefHeading__4091_798497970" text:style-name="Internet_20_link" text:visited-style-name="Internet_20_link">4.5 Programa de formación<text:tab/>9</text:a></text:p>
          <text:p text:style-name="P42"><text:a xlink:type="simple" xlink:href="#__RefHeading__4093_798497970" text:style-name="Internet_20_link" text:visited-style-name="Internet_20_link">4.6 Cronograma de la formación<text:tab/>9</text:a></text:p>
          <text:p text:style-name="P34"><text:a xlink:type="simple" xlink:href="#__RefHeading__4095_798497970" text:style-name="Internet_20_link" text:visited-style-name="Internet_20_link">5 ANEXOS<text:tab/>11</text:a></text:p>
          <text:p text:style-name="P34"><text:a xlink:type="simple" xlink:href="#__RefHeading__4097_798497970" text:style-name="Internet_20_link" text:visited-style-name="Internet_20_link">6 GLOSARIO<text:tab/>12</text:a></text:p>
          <text:p text:style-name="P34"><text:a xlink:type="simple" xlink:href="#__RefHeading__4099_798497970" text:style-name="Internet_20_link" text:visited-style-name="Internet_20_link">7 BIBLIOGRAFÍA Y REFERENCIAS<text:tab/>13</text:a></text:p>
        </text:index-body>
      </text:table-of-content>
      <text:p text:style-name="Text_20_body"/>
      <text:p text:style-name="P33"><text:s/></text:p>
      <text:p text:style-name="P33"/>
      <text:h text:style-name="Heading_20_1" text:outline-level="1"><text:bookmark text:name="__RefHeading__4067_798497970"/>INTRODUCCIÓN<text:bookmark-end text:name="__RefHeading__4067_798497970"/></text:h>
      <text:h text:style-name="Heading_20_2" text:outline-level="2"><text:bookmark text:name="__RefHeading__4069_798497970"/>Objeto<text:bookmark-end text:name="__RefHeading__4069_798497970"/></text:h>
      <text:p text:style-name="Text_20_body">&lt;Introduzca Contenido y borre cuadro&gt;</text:p>
      <text:p text:style-name="P16"><draw:frame draw:style-name="fr1" draw:name="Marco15" text:anchor-type="as-char" svg:y="-0.011cm" svg:width="15.93cm" svg:height="1.139cm" draw:z-index="16"><draw:text-box><text:p text:style-name="Text_20_body">Descripción del propósito del documento.</text:p></draw:text-box></draw:frame></text:p>
      <text:h text:style-name="P44" text:outline-level="2"><text:bookmark text:name="__RefHeading__4071_798497970"/>Alcance<text:bookmark-end text:name="__RefHeading__4071_798497970"/></text:h>
      <text:p text:style-name="Text_20_body"><text:bookmark-start text:name="DDE_LINK"/><text:bookmark-start text:name="DDE_LINK1"/>&lt;Introduzca Contenido y borre cuadro&gt;<text:bookmark-end text:name="DDE_LINK"/><text:bookmark-end text:name="DDE_LINK1"/></text:p>
      <text:p text:style-name="P13"><draw:frame draw:style-name="fr2" draw:name="Marco12" text:anchor-type="as-char" svg:y="0cm" svg:width="15.93cm" svg:height="1.379cm" draw:z-index="17"><draw:text-box><text:p text:style-name="Text_20_body">Unidades organizativas y responsabilidades a las que va dirigida el documento y que participan en su generación, validación y registro.</text:p></draw:text-box></draw:frame></text:p>
      <text:p text:style-name="P13"/>
      <text:p text:style-name="P13"/>
      <text:h text:style-name="Heading_20_1" text:outline-level="1"><text:bookmark text:name="__RefHeading__4073_798497970"/>PERFILES O COLECTIVOS AFECTADOS<text:bookmark-end text:name="__RefHeading__4073_798497970"/></text:h>
      <text:p text:style-name="Text_20_body">&lt;Introduzca contenido, cumplimente tabla y borre cuadro&gt;</text:p>
      <text:p text:style-name="Standard"><draw:frame draw:style-name="fr3" draw:name="Marco3" text:anchor-type="as-char" svg:y="0cm" svg:width="15.93cm" draw:z-index="18"><draw:text-box fo:min-height="0.37cm"><text:p text:style-name="Text_20_body">Relación de perfiles y colectivos de usuarios que han de recibir formación. Adjuntar los comentarios que se estimen oportunos y como resumen rellenar la siguiente tabla, donde queden perfectamente identificados los colectivos y su descripción.</text:p></draw:text-box></draw:frame></text:p>
      <text:p text:style-name="Standard"/>
      <text:p text:style-name="Standard"/>
      <table:table table:name="Tabla6" table:style-name="Tabla6">
        <table:table-column table:style-name="Tabla6.A"/>
        <table:table-column table:style-name="Tabla6.B"/>
        <table:table-row table:style-name="Tabla6.1">
          <table:table-cell table:style-name="Tabla6.A1" office:value-type="string">
            <text:p text:style-name="P36">Perfil/Colectivo</text:p>
          </table:table-cell>
          <table:table-cell table:style-name="Tabla6.B1" office:value-type="string">
            <text:p text:style-name="P36">Descripción</text:p>
          </table:table-cell>
        </table:table-row>
        <table:table-row table:style-name="Tabla6.1">
          <table:table-cell table:style-name="Tabla6.A2" office:value-type="string">
            <text:p text:style-name="P17"/>
          </table:table-cell>
          <table:table-cell table:style-name="Tabla6.B2" office:value-type="string">
            <text:p text:style-name="P14"/>
          </table:table-cell>
        </table:table-row>
        <table:table-row table:style-name="Tabla6.1">
          <table:table-cell table:style-name="Tabla6.A2" office:value-type="string">
            <text:p text:style-name="P17"/>
          </table:table-cell>
          <table:table-cell table:style-name="Tabla6.B2" office:value-type="string">
            <text:p text:style-name="P14"/>
          </table:table-cell>
        </table:table-row>
        <table:table-row table:style-name="Tabla6.1">
          <table:table-cell table:style-name="Tabla6.A4" office:value-type="string">
            <text:p text:style-name="P17"/>
          </table:table-cell>
          <table:table-cell table:style-name="Tabla6.B4" office:value-type="string">
            <text:p text:style-name="P14"/>
          </table:table-cell>
        </table:table-row>
      </table:table>
      <text:h text:style-name="Heading_20_1" text:outline-level="1"><text:bookmark text:name="__RefHeading__4075_798497970"/>NECESIDADES DE FORMACIÓN Y METODOLOGÍA<text:bookmark-end text:name="__RefHeading__4075_798497970"/></text:h>
      <text:p text:style-name="Text_20_body">&lt;Introduzca contenido, cumplimente tabla y borre cuadro&gt;</text:p>
      <text:p text:style-name="P19"><draw:frame draw:style-name="fr1" draw:name="Marco2" text:anchor-type="as-char" svg:y="-1.921cm" svg:width="15.93cm" draw:z-index="19"><draw:text-box fo:min-height="0.924cm"><text:p text:style-name="Text_20_body">Identificar las necesidades de formación de los distintos colectivos y perfiles identificados en el apartado anterior. Para establecerla hay que tener en cuenta las características funcionales y técnicas propias del sistema de información. Se puede utilizar el cuadro adjunto.</text:p><text:p text:style-name="Text_20_body">Ademas se debe describir la estrategia acordada con el área usuaria para impartir la formación. Recogerá el cómo se imparte la formación y cómo se distribuirán los distintos perfiles y colectivos.</text:p></draw:text-box></draw:frame></text:p>
      <text:p text:style-name="P19"/>
      <text:p text:style-name="P18"/>
      <table:table table:name="Tabla7" table:style-name="Tabla7">
        <table:table-column table:style-name="Tabla7.A"/>
        <table:table-column table:style-name="Tabla7.B"/>
        <table:table-row table:style-name="Tabla7.1">
          <table:table-cell table:style-name="Tabla7.A1" office:value-type="string">
            <text:p text:style-name="P36">Perfil/Colectivo</text:p>
          </table:table-cell>
          <table:table-cell table:style-name="Tabla7.B1" office:value-type="string">
            <text:p text:style-name="P36">Necesidades</text:p>
          </table:table-cell>
        </table:table-row>
        <table:table-row table:style-name="Tabla7.1">
          <table:table-cell table:style-name="Tabla7.A2" office:value-type="string">
            <text:p text:style-name="P17"/>
          </table:table-cell>
          <table:table-cell table:style-name="Tabla7.B2" office:value-type="string">
            <text:p text:style-name="P14"/>
          </table:table-cell>
        </table:table-row>
        <table:table-row table:style-name="Tabla7.1">
          <table:table-cell table:style-name="Tabla7.A2" office:value-type="string">
            <text:p text:style-name="P17"/>
          </table:table-cell>
          <table:table-cell table:style-name="Tabla7.B2" office:value-type="string">
            <text:p text:style-name="P14"/>
          </table:table-cell>
        </table:table-row>
        <table:table-row table:style-name="Tabla7.1">
          <table:table-cell table:style-name="Tabla7.A4" office:value-type="string">
            <text:p text:style-name="P17"/>
          </table:table-cell>
          <table:table-cell table:style-name="Tabla7.B4" office:value-type="string">
            <text:p text:style-name="P14"/>
          </table:table-cell>
        </table:table-row>
      </table:table>
      <text:h text:style-name="Heading_20_1" text:outline-level="1"><text:bookmark text:name="__RefHeading__4077_798497970"/>PLAN DE TRABAJO<text:bookmark-end text:name="__RefHeading__4077_798497970"/></text:h>
      <text:h text:style-name="Heading_20_2" text:outline-level="2"><text:bookmark text:name="__RefHeading__4079_798497970"/>Recursos humanos<text:bookmark-end text:name="__RefHeading__4079_798497970"/></text:h>
      <text:p text:style-name="Text_20_body">&lt;Introduzca contenido y borre cuadro&gt;</text:p>
      <text:p text:style-name="Standard"><draw:frame draw:style-name="fr3" draw:name="Marco34" text:anchor-type="as-char" svg:y="0cm" svg:width="15.93cm" draw:z-index="20"><draw:text-box fo:min-height="0.37cm"><text:p text:style-name="Text_20_body">Relación de recursos humanos necesarios para impartir la formación:</text:p><text:list xml:id="list31344640" text:style-name="L1"><text:list-item><text:p text:style-name="P49">Equipo de Formadores.</text:p></text:list-item><text:list-item><text:p text:style-name="P49">Personal necesario para preparar la infraestructura de los cursos.</text:p></text:list-item><text:list-item><text:p text:style-name="P49">Etc.</text:p></text:list-item></text:list></draw:text-box></draw:frame></text:p>
      <text:p text:style-name="P18"/>
      <text:h text:style-name="Heading_20_2" text:outline-level="2"><text:bookmark text:name="__RefHeading__4081_798497970"/>Recursos materiales<text:bookmark-end text:name="__RefHeading__4081_798497970"/></text:h>
      <text:p text:style-name="Text_20_body">&lt;Introduzca contenido y borre cuadro&gt;</text:p>
      <text:p text:style-name="Standard"><draw:frame draw:style-name="fr3" draw:name="Marco35" text:anchor-type="as-char" svg:y="0cm" svg:width="15.93cm" draw:z-index="21"><draw:text-box fo:min-height="0.37cm"><text:p text:style-name="P43">Relación de recursos materiales necesarios para impartir la formación:</text:p><text:list xml:id="list31355896" text:style-name="L2"><text:list-item><text:p text:style-name="P52">Medios didácticos necesarios para impartir los contenidos (proyector, ordenador, pizarra, etc.)</text:p></text:list-item><text:list-item><text:p text:style-name="P52">Plataforma del Sistema en los centros de formación: Lista de requisitos software y hardware para la formación.</text:p></text:list-item><text:list-item><text:p text:style-name="P52">Material didáctico: Relación de todos los documentos a utilizar por los profesores y alumnos.</text:p></text:list-item></text:list></draw:text-box></draw:frame></text:p>
      <text:p text:style-name="P15"/>
      <text:h text:style-name="Heading_20_2" text:outline-level="2"><text:bookmark text:name="__RefHeading__4083_798497970"/>Unidades Didácticas<text:bookmark-end text:name="__RefHeading__4083_798497970"/></text:h>
      <text:p text:style-name="Text_20_body">&lt;Introduzca contenido y borre cuadro&gt;</text:p>
      <text:p text:style-name="Standard"><draw:frame draw:style-name="fr3" draw:name="Marco37" text:anchor-type="as-char" svg:y="0cm" svg:width="15.93cm" draw:z-index="22"><draw:text-box fo:min-height="0.37cm"><text:p text:style-name="Text_20_body">Agrupar la formación a impartir en unidades didácticas que unan de forma lógica los temas a tratar. Se puede incluir solo una lista descriptivas de dichas unidades o bien adjuntar para cada una de ellas un apartado como el siguiente, donde se tengan en cuenta mas detalles sobre ellas.</text:p></draw:text-box></draw:frame></text:p>
      <text:h text:style-name="Heading_20_3" text:outline-level="3"><text:bookmark text:name="__RefHeading__4085_798497970"/>&lt;Unidad 1&gt;<text:bookmark-end text:name="__RefHeading__4085_798497970"/></text:h>
      <text:p text:style-name="Text_20_body">&lt;Introduzca contenido y borre cuadro&gt;</text:p>
      <text:p text:style-name="Standard"><text:soft-page-break/><draw:frame draw:style-name="fr3" draw:name="Marco4" text:anchor-type="as-char" svg:y="0cm" svg:width="15.93cm" draw:z-index="23"><draw:text-box fo:min-height="0.37cm"><text:p text:style-name="P43">Completar la siguiente información:</text:p><text:list xml:id="list31347491" text:continue-list="list31355896" text:style-name="L2"><text:list-item text:start-value="1"><text:p text:style-name="P52">Descripción de la unidad didáctica: indicar el tema específico o nombre de la unidad, los conocimientos previos que deben tener los alumnos para conseguirlos, las actividades de motivación, etc. </text:p></text:list-item><text:list-item><text:p text:style-name="P52">Objetivos Didácticos: establecen qué es lo que, en concreto, se pretende que adquiera el alumnado durante el desarrollo de la unidad didáctica. Con todas las unidades se debería cumplir todas las necesidades de formación que hayan sido detectadas.</text:p></text:list-item><text:list-item><text:p text:style-name="P52">Contenidos de aprendizaje: hacer explícitos los contenidos de aprendizaje sobre los que se va a trabajar a lo largo del desarrollo de la unidad.</text:p></text:list-item><text:list-item><text:p text:style-name="P52">Secuencia de actividades</text:p></text:list-item><text:list-item><text:p text:style-name="P52">Recursos materiales: Conviene señalar los recursos específicos para el desarrollo de la unidad.</text:p></text:list-item><text:list-item><text:p text:style-name="P52">Organización del espacio y el tiempo: Señalar los aspectos específicos en tomo a la organización del espacio y del tiempo que requiera la unidad. </text:p></text:list-item><text:list-item><text:p text:style-name="P52">Evaluación: Determinar las actividades que van a permitir la valoración de los aprendizajes de los alumnos, de la práctica docente del profesor y los instrumentos que se van a utilizar para ello.</text:p></text:list-item></text:list><text:p text:style-name="P43"/></draw:text-box></draw:frame></text:p>
      <text:p text:style-name="Standard"/>
      <text:h text:style-name="Heading_20_3" text:outline-level="3"><text:bookmark text:name="__RefHeading__4087_798497970"/>Matriz didáctica<text:bookmark-end text:name="__RefHeading__4087_798497970"/></text:h>
      <text:p text:style-name="Text_20_body">&lt;Introduzca contenido y borre cuadro&gt;</text:p>
      <text:p text:style-name="Standard"><draw:frame draw:style-name="fr3" draw:name="Marco38" text:anchor-type="as-char" svg:y="0cm" svg:width="15.93cm" draw:z-index="24"><draw:text-box fo:min-height="0.37cm"><text:p text:style-name="Text_20_body">Matriz para trazar las unidades didácticas aplicables a cada perfil o colectivo. Ayuda a comprobar que ningún colectivo se queda sin formación ni ninguna unidad didáctica se queda sin impartir.</text:p></draw:text-box></draw:frame></text:p>
      <text:p text:style-name="P15"/>
      <table:table table:name="Tabla10" table:style-name="Tabla10">
        <table:table-column table:style-name="Tabla10.A"/>
        <table:table-column table:style-name="Tabla10.B"/>
        <table:table-row table:style-name="Tabla10.1">
          <table:table-cell table:style-name="Tabla10.A1" office:value-type="string">
            <text:p text:style-name="P36">Perfil/Colectivo</text:p>
          </table:table-cell>
          <table:table-cell table:style-name="Tabla10.B1" office:value-type="string">
            <text:p text:style-name="P36">Unidad Didáctica</text:p>
          </table:table-cell>
        </table:table-row>
        <table:table-row table:style-name="Tabla10.1">
          <table:table-cell table:style-name="Tabla10.A2" office:value-type="string">
            <text:p text:style-name="P17"/>
          </table:table-cell>
          <table:table-cell table:style-name="Tabla10.B2" office:value-type="string">
            <text:p text:style-name="P14"/>
          </table:table-cell>
        </table:table-row>
        <table:table-row table:style-name="Tabla10.1">
          <table:table-cell table:style-name="Tabla10.A2" office:value-type="string">
            <text:p text:style-name="P17"/>
          </table:table-cell>
          <table:table-cell table:style-name="Tabla10.B2" office:value-type="string">
            <text:p text:style-name="P14"/>
          </table:table-cell>
        </table:table-row>
        <table:table-row table:style-name="Tabla10.1">
          <table:table-cell table:style-name="Tabla10.A4" office:value-type="string">
            <text:p text:style-name="P17"/>
          </table:table-cell>
          <table:table-cell table:style-name="Tabla10.B4" office:value-type="string">
            <text:p text:style-name="P14"/>
          </table:table-cell>
        </table:table-row>
      </table:table>
      <text:h text:style-name="Heading_20_2" text:outline-level="2"><text:bookmark text:name="__RefHeading__4089_798497970"/>Catálogo de cursos<text:bookmark-end text:name="__RefHeading__4089_798497970"/></text:h>
      <text:p text:style-name="Text_20_body">&lt;Introduzca contenido y borre cuadro&gt;</text:p>
      <text:p text:style-name="Standard"><text:soft-page-break/><draw:frame draw:style-name="fr3" draw:name="Marco39" text:anchor-type="as-char" svg:y="0cm" svg:width="15.93cm" draw:z-index="25"><draw:text-box fo:min-height="0.37cm"><text:p text:style-name="P31">Estructurar la formación a impartir definiendo la relación de los cursos identificados, indicando para cada curso aspectos tales como:</text:p><text:list xml:id="list31366920" text:style-name="L3"><text:list-item><text:p text:style-name="P50">Nombre y código del curso.</text:p></text:list-item><text:list-item><text:p text:style-name="P50">Destinatarios (colectivo o perfil al que va dirigido).</text:p></text:list-item><text:list-item><text:p text:style-name="P50">Requisitos previos.</text:p></text:list-item><text:list-item><text:p text:style-name="P50">Objetivos y metodología.</text:p></text:list-item><text:list-item><text:p text:style-name="P50">Documentación y ayudas didácticas.</text:p></text:list-item><text:list-item><text:p text:style-name="P50">Duración estimada.</text:p></text:list-item><text:list-item><text:p text:style-name="P50">Esquema de contenido (Unidades Didácticas)</text:p></text:list-item></text:list></draw:text-box></draw:frame></text:p>
      <text:p text:style-name="Standard"/>
      <text:h text:style-name="Heading_20_2" text:outline-level="2"><text:bookmark text:name="__RefHeading__4091_798497970"/>Programa de formación<text:bookmark-end text:name="__RefHeading__4091_798497970"/></text:h>
      <text:p text:style-name="Text_20_body">&lt;Introduzca contenido y borre cuadro&gt;</text:p>
      <text:p text:style-name="Standard"><draw:frame draw:style-name="fr3" draw:name="Marco8" text:anchor-type="as-char" svg:y="0cm" svg:width="15.93cm" draw:z-index="26"><draw:text-box fo:min-height="0.37cm"><text:p text:style-name="Text_20_body">Para los cursos identificados, se recogerán en este punto las sesiones a impartir. Para cada una de ellas se recogerá:</text:p><text:list xml:id="list31339043" text:style-name="L4"><text:list-item><text:p text:style-name="P51">Código de la sesión</text:p></text:list-item><text:list-item><text:p text:style-name="P51">Nombre de la sesión</text:p></text:list-item><text:list-item><text:p text:style-name="P51">Fechas de inicio y fin</text:p></text:list-item><text:list-item><text:p text:style-name="P51">Nombre de la persona que imparte el curso</text:p></text:list-item><text:list-item><text:p text:style-name="P51">Aula</text:p></text:list-item><text:list-item><text:p text:style-name="P51">Relación de los alumnos. Se indicarán los nombres de los asistentes o, en su defecto, el colectivo o perfil que recibirá el curso.</text:p></text:list-item></text:list></draw:text-box></draw:frame></text:p>
      <text:p text:style-name="P15"/>
      <table:table table:name="Tabla12" table:style-name="Tabla12">
        <table:table-column table:style-name="Tabla12.A"/>
        <table:table-column table:style-name="Tabla12.B" table:number-columns-repeated="3"/>
        <table:table-row table:style-name="Tabla12.1">
          <table:table-cell table:style-name="Tabla12.A1" office:value-type="string">
            <text:p text:style-name="P20">Sesión</text:p>
          </table:table-cell>
          <table:table-cell table:number-columns-spanned="3">
            <table:table table:is-sub-table="true">
              <table:table-column table:style-name="Tabla12.B1.1"/>
              <table:table-column table:style-name="Tabla12.B1.2"/>
              <table:table-row table:style-name="Tabla12.B1.1">
                <table:table-cell table:style-name="Tabla12.B1.1.1" office:value-type="string">
                  <text:p text:style-name="P37">Código</text:p>
                </table:table-cell>
                <table:table-cell table:style-name="Tabla12.B1.2.1" office:value-type="string">
                  <text:p text:style-name="P39">Nombre</text:p>
                </table:table-cell>
              </table:table-row>
              <table:table-row table:style-name="Tabla12.B1.1">
                <table:table-cell table:style-name="Tabla12.B1.1.2" office:value-type="string">
                  <text:p text:style-name="P21"/>
                </table:table-cell>
                <table:table-cell table:style-name="Tabla12.B1.2.2" office:value-type="string">
                  <text:p text:style-name="P21"/>
                </table:table-cell>
              </table:table-row>
            </table:table>
          </table:table-cell>
          <table:covered-table-cell/>
          <table:covered-table-cell/>
        </table:table-row>
        <table:table-row table:style-name="Tabla12.1">
          <table:table-cell table:style-name="Tabla12.A2" office:value-type="string">
            <text:p text:style-name="P20">Fecha Inicio</text:p>
          </table:table-cell>
          <table:table-cell table:style-name="Tabla12.B1.1.2" office:value-type="string">
            <text:p text:style-name="P21"/>
          </table:table-cell>
          <table:table-cell table:style-name="Tabla12.C2" office:value-type="string">
            <text:p text:style-name="P40">Fecha Fin</text:p>
          </table:table-cell>
          <table:table-cell table:style-name="Tabla12.B1.2.2" office:value-type="string">
            <text:p text:style-name="P21"/>
          </table:table-cell>
        </table:table-row>
        <table:table-row table:style-name="Tabla12.1">
          <table:table-cell table:style-name="Tabla12.A2" office:value-type="string">
            <text:p text:style-name="P20">Nombre de la persona que imparte el curso</text:p>
          </table:table-cell>
          <table:table-cell table:style-name="Tabla12.B1.2.2" table:number-columns-spanned="3" office:value-type="string">
            <text:p text:style-name="P21"/>
          </table:table-cell>
          <table:covered-table-cell/>
          <table:covered-table-cell/>
        </table:table-row>
        <table:table-row table:style-name="Tabla12.1">
          <table:table-cell table:style-name="Tabla12.A2" office:value-type="string">
            <text:p text:style-name="P20">Aula</text:p>
          </table:table-cell>
          <table:table-cell table:style-name="Tabla12.B1.2.2" table:number-columns-spanned="3" office:value-type="string">
            <text:p text:style-name="P21"/>
          </table:table-cell>
          <table:covered-table-cell/>
          <table:covered-table-cell/>
        </table:table-row>
        <table:table-row table:style-name="Tabla12.1">
          <table:table-cell table:style-name="Tabla12.A5" office:value-type="string">
            <text:p text:style-name="P20">Relación de alumnos</text:p>
          </table:table-cell>
          <table:table-cell table:style-name="Tabla12.B5" table:number-columns-spanned="3" office:value-type="string">
            <text:p text:style-name="P21"/>
          </table:table-cell>
          <table:covered-table-cell/>
          <table:covered-table-cell/>
        </table:table-row>
      </table:table>
      <text:p text:style-name="Text_20_body"/>
      <text:h text:style-name="Heading_20_2" text:outline-level="2"><text:bookmark text:name="__RefHeading__4093_798497970"/>Cronograma de la formación<text:bookmark-end text:name="__RefHeading__4093_798497970"/></text:h>
      <text:p text:style-name="Text_20_body">&lt;Introduzca contenido y borre cuadro&gt;</text:p>
      <text:p text:style-name="P16"><text:soft-page-break/><draw:frame draw:style-name="fr1" draw:name="Marco6" text:anchor-type="as-char" svg:y="-0.012cm" fo:min-width="0.041cm" draw:z-index="27"><draw:text-box fo:min-height="0.041cm"><text:p text:style-name="Text_20_body">Cronograma asociado a la preparación de la infraestructura necesaria para la impartición de cada una de las sesiones de formación detallando las tareas a realizar y sus responsables.</text:p></draw:text-box></draw:frame></text:p>
      <text:p text:style-name="P16"/>
      <text:h text:style-name="Heading_20_1" text:outline-level="1"><text:bookmark text:name="__RefHeading__4095_798497970"/>ANEXOS<text:bookmark-end text:name="__RefHeading__4095_798497970"/></text:h>
      <text:p text:style-name="Text_20_body">&lt;Introduzca contenido y borre cuadro&gt;<text:span text:style-name="T2"> </text:span></text:p>
      <text:p text:style-name="P3"><draw:frame draw:style-name="fr4" draw:name="Marco10" text:anchor-type="paragraph" svg:x="0cm" svg:y="0.422cm" svg:width="15.93cm" draw:z-index="13"><draw:text-box fo:min-height="1.201cm"><text:p text:style-name="Text_20_body">Este punto contendrá toda aquella información de interés para la elaboración y validación del documento.</text:p></draw:text-box></draw:frame></text:p>
      <text:h text:style-name="Heading_20_1" text:outline-level="1"><text:bookmark text:name="__RefHeading__4097_798497970"/>GLOSARIO<text:bookmark-end text:name="__RefHeading__4097_798497970"/></text:h>
      <text:p text:style-name="Text_20_body">&lt;Cumplimente tabla y borre cuadro&gt;</text:p>
      <text:p text:style-name="Standard"><draw:frame draw:style-name="fr4" draw:name="Marco11" text:anchor-type="paragraph" svg:x="0cm" svg:y="0.422cm" svg:width="15.93cm" draw:z-index="14"><draw:text-box fo:min-height="1.201cm"><text:p text:style-name="Text_20_body">Este punto contendrá la definición de todos los términos utilizados en el documento y que constituirá el diccionario del mismo.</text:p></draw:text-box></draw:frame></text:p>
      <text:p text:style-name="Standard"/>
      <text:p text:style-name="Standard"/>
      <table:table table:name="Tabla11" table:style-name="Tabla11">
        <table:table-column table:style-name="Tabla11.A"/>
        <table:table-column table:style-name="Tabla11.B"/>
        <table:table-row table:style-name="Tabla11.1">
          <table:table-cell table:style-name="Tabla11.A1" office:value-type="string">
            <text:p text:style-name="P38">Término</text:p>
          </table:table-cell>
          <table:table-cell table:style-name="Tabla11.B1" office:value-type="string">
            <text:p text:style-name="P38">Descripción</text:p>
          </table:table-cell>
        </table:table-row>
        <table:table-row table:style-name="Tabla11.1">
          <table:table-cell table:style-name="Tabla11.A2" office:value-type="string">
            <text:p text:style-name="P22"/>
          </table:table-cell>
          <table:table-cell table:style-name="Tabla11.B2" office:value-type="string">
            <text:p text:style-name="P22"/>
          </table:table-cell>
        </table:table-row>
        <table:table-row table:style-name="Tabla11.1">
          <table:table-cell table:style-name="Tabla11.A2" office:value-type="string">
            <text:p text:style-name="P22"/>
          </table:table-cell>
          <table:table-cell table:style-name="Tabla11.B2" office:value-type="string">
            <text:p text:style-name="P22"/>
          </table:table-cell>
        </table:table-row>
        <table:table-row table:style-name="Tabla11.1">
          <table:table-cell table:style-name="Tabla11.A4" office:value-type="string">
            <text:p text:style-name="P22"/>
          </table:table-cell>
          <table:table-cell table:style-name="Tabla11.B4" office:value-type="string">
            <text:p text:style-name="P22"/>
          </table:table-cell>
        </table:table-row>
      </table:table>
      <text:p text:style-name="Standard"/>
      <text:h text:style-name="Heading_20_1" text:outline-level="1"><text:bookmark text:name="__RefHeading__4099_798497970"/>BIBLIOGRAFÍA Y REFERENCIAS<text:bookmark-end text:name="__RefHeading__4099_798497970"/></text:h>
      <text:p text:style-name="Text_20_body">&lt;Cumplimente tabla y borre cuadro&gt;</text:p>
      <text:p text:style-name="Standard"><draw:frame draw:style-name="fr5" draw:name="Marco9" text:anchor-type="paragraph" svg:y="0.42cm" svg:width="15.93cm" draw:z-index="15"><draw:text-box fo:min-height="1.201cm"><text:p text:style-name="Text_20_body">En este punto se incluirán las referencias y documentación utilizada para la elaboración de este documento.</text:p></draw:text-box></draw:frame></text:p>
      <table:table table:name="Tabla9" table:style-name="Tabla9">
        <table:table-column table:style-name="Tabla9.A"/>
        <table:table-column table:style-name="Tabla9.B"/>
        <table:table-row table:style-name="Tabla9.1">
          <table:table-cell table:style-name="Tabla9.A1" office:value-type="string">
            <text:p text:style-name="P38">Referencia</text:p>
          </table:table-cell>
          <table:table-cell table:style-name="Tabla9.B1" office:value-type="string">
            <text:p text:style-name="P38">Título</text:p>
          </table:table-cell>
        </table:table-row>
        <table:table-row table:style-name="Tabla9.1">
          <table:table-cell table:style-name="Tabla9.A2" office:value-type="string">
            <text:p text:style-name="P23">Ref. 1</text:p>
          </table:table-cell>
          <table:table-cell table:style-name="Tabla9.B2" office:value-type="string">
            <text:p text:style-name="P22"/>
          </table:table-cell>
        </table:table-row>
        <table:table-row table:style-name="Tabla9.1">
          <table:table-cell table:style-name="Tabla9.A2" office:value-type="string">
            <text:p text:style-name="P23"/>
          </table:table-cell>
          <table:table-cell table:style-name="Tabla9.B2" office:value-type="string">
            <text:p text:style-name="P22"/>
          </table:table-cell>
        </table:table-row>
        <table:table-row table:style-name="Tabla9.1">
          <table:table-cell table:style-name="Tabla9.A2" office:value-type="string">
            <text:p text:style-name="P23"/>
          </table:table-cell>
          <table:table-cell table:style-name="Tabla9.B2" office:value-type="string">
            <text:p text:style-name="P22"/>
          </table:table-cell>
        </table:table-row>
        <table:table-row table:style-name="Tabla9.1">
          <table:table-cell table:style-name="Tabla9.A5" office:value-type="string">
            <text:p text:style-name="P23"/>
          </table:table-cell>
          <table:table-cell table:style-name="Tabla9.B5" office:value-type="string">
            <text:p text:style-name="P2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3"><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Plan de Formación</text:title></text:p>
            </table:table-cell>
            <table:table-cell table:style-name="Tabla2.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12</text:page-number> de <text:page-count>13</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38</meta:editing-cycles>
    <meta:editing-duration>PT08H17M55S</meta:editing-duration>
    <dc:title>Plan de Formación</dc:title>
    <dc:date>2011-04-14T11:23:42.75</dc:date>
    <meta:generator>OpenOffice.org/3.2$Win32 OpenOffice.org_project/320m12$Build-9483</meta:generator>
    <meta:keyword>0100</meta:keyword>
    <dc:subject>&lt;Nombre Proyecto&gt;</dc:subject>
    <meta:print-date>2010-01-15T17:08:07</meta:print-date>
    <meta:document-statistic meta:table-count="11" meta:image-count="3" meta:object-count="0" meta:page-count="13" meta:paragraph-count="163" meta:word-count="1033" meta:character-count="6655"/>
    <meta:user-defined meta:name="Autor">&lt;Nombre de la Empresa&gt;</meta:user-defined>
    <meta:user-defined meta:name="Departamento">&lt;Unidad Organizativa&gt;</meta:user-defined>
  </office:meta>
</office:document-meta>
</file>